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fo:font-size="22pt" style:font-size-asian="22pt" style:font-size-complex="2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Nutzerschnittstellen</text:p>
      <text:h text:style-name="Überschrift1" text:outline-level="1">Hauptmenü</text:h>
      <text:p text:style-name="Textbody"><draw:frame draw:style-name="a0" draw:name="Grafik 1" text:anchor-type="as-char" svg:x="0in" svg:y="0in" svg:width="5.52083in" svg:height="4.5208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ilke Mata</dc:creator>
    <meta:creation-date>2020-04-02T10:07:00Z</meta:creation-date>
    <dc:date>2021-05-16T17:16:00Z</dc:date>
    <meta:template xlink:href="Normal" xlink:type="simple"/>
    <meta:editing-cycles>4</meta:editing-cycles>
    <meta:editing-duration>PT0S</meta:editing-duration>
    <meta:document-statistic meta:page-count="1" meta:paragraph-count="1" meta:word-count="4" meta:character-count="32" meta:row-count="1" meta:non-whitespace-character-count="29"/>
  </office:meta>
</office:document-meta>
</file>